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3E5130000521A00007424607246D882C8D43C.svg" manifest:media-type="image/svg+xml"/>
  <manifest:file-entry manifest:full-path="Pictures/1003E62F0000521A00007424AC6CC4598530F574.svg" manifest:media-type="image/svg+xml"/>
  <manifest:file-entry manifest:full-path="Pictures/100002010000025200000349EAEE13F5A0A7CB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8pt" fo:font-style="normal" style:text-underline-style="none" fo:font-weight="normal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6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T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Sans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Liberation Sans" fo:font-size="9pt" style:font-size-asian="9pt" style:font-size-complex="9pt"/>
    </style:style>
    <style:style style:name="T5" style:family="text">
      <style:text-properties style:font-name="Liberation Sans" fo:font-size="4pt" style:font-size-asian="4pt" style:font-size-complex="4pt"/>
    </style:style>
    <style:style style:name="T6" style:family="text">
      <style:text-properties style:font-name="Liberation Sans" fo:font-size="10pt" style:font-size-asian="10pt" style:font-size-complex="10pt"/>
    </style:style>
    <style:style style:name="T7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visa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7.649cm" draw:control="control13"/><draw:frame text:anchor-type="paragraph" draw:z-index="13" draw:name="Shape1" draw:style-name="gr2" draw:text-style-name="P5" svg:width="18.839cm" svg:height="9.087cm" svg:x="1.002cm" svg:y="22.474cm"><draw:text-box><text:p><text:span text:style-name="T1">Avenant au contrat d'inscription Declarvins N° : </text:span></text:p><text:p><text:span text:style-name="T2"/></text:p><text:p text:style-name="P4"><text:span text:style-name="T3">Article 4 – Échanges de données avec l'interface CIEL des douanes</text:span></text:p><text:p text:style-name="P4"><text:span text:style-name="T4">Le déclarant reconnait que l'ensemble des données saisies concernant la DRM sur declarvins.net seront transmis à la D.G.D.D.I via l'application CIEL selon les modalités de la convention entre les douanes et l'interprofession et dans le cadre de la convention d'adhésion à CIEL.</text:span></text:p><text:p text:style-name="P4"><text:span text:style-name="T5"/></text:p><text:p text:style-name="P4"><text:span text:style-name="T3">Article 5 – Cas des entreprises «informatisées» via un logiciel de registre de cave ou de DRM</text:span></text:p><text:p text:style-name="P4"><text:span text:style-name="T4">Le déclarant utilisant un logiciel de registre de caves ou de DRM pourra (sous réserve de la comptabilité technique de son logiciel avec la plateforme interprofessionnelle declarvins.net &amp; sous réserve que son modèle de DRM au sein de son logiciel soit à jour et identique au modèle DRM en ligne sur declarvins.net), transférer sa DRM de son logiciel vers DeclarVins et jusqu'à l'interface CIEL des douanes.</text:span></text:p><text:p text:style-name="P4"><text:span text:style-name="T5"/></text:p><text:p text:style-name="P4"><text:span text:style-name="T3">Article 6 – Responsabilités dans l'échange de données</text:span></text:p><text:p text:style-name="P4"><text:span text:style-name="T4">Le déclarant reste seul et unique responsable du respect des délais et du contenu de la déclaration DRM. L'interprofession référente est responsable de la bonne transmission des données à l'interface CIEL des douanes. La DGDDI est responsable du traitement des données déclarées.</text:span></text:p><text:p><text:span text:style-name="T5"/></text:p><text:p><text:span text:style-name="T6">Fait à <text:s text:c="28"/>, le <text:s text:c="27"/>le bénéficiaire (</text:span><text:span text:style-name="T7">faire précéder la signature de la mention « Lu et approuvé »</text:span><text:span text:style-name="T6">)</text:span></text:p></draw:text-box></draw:frame><draw:control text:anchor-type="paragraph" draw:z-index="14" draw:style-name="gr1" draw:text-style-name="P6" svg:width="4.922cm" svg:height="0.6cm" svg:x="14.72cm" svg:y="16.967cm" draw:control="control14"/><draw:control text:anchor-type="paragraph" draw:z-index="15" draw:style-name="gr1" draw:text-style-name="P1" svg:width="4.922cm" svg:height="0.6cm" svg:x="10.031cm" svg:y="20.507cm" draw:control="control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EAEE13F5A0A7CB6B.png" xlink:type="simple" xlink:show="embed" xlink:actuate="onLoad"/>
    <draw:fill-image draw:name="Bitmap_20_2" draw:display-name="Bitmap 2" xlink:href="Pictures/1003E62F0000521A00007424AC6CC4598530F574.svg" xlink:type="simple" xlink:show="embed" xlink:actuate="onLoad"/>
    <draw:fill-image draw:name="Bitmap_20_3" draw:display-name="Bitmap 3" xlink:href="Pictures/1003E62F0000521A00007424AC6CC4598530F574.svg" xlink:type="simple" xlink:show="embed" xlink:actuate="onLoad"/>
    <draw:fill-image draw:name="convention4" xlink:href="Pictures/1003E5130000521A00007424607246D882C8D43C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Bitmap_20_3" style:repeat="stretch" draw:fill-image-ref-point="top-left" style:footnote-max-height="0cm">
        <style:background-image xlink:href="Pictures/1003E62F0000521A00007424AC6CC4598530F574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4:28.051012555</dc:date>
    <meta:editing-duration>PT1H19M24S</meta:editing-duration>
    <meta:editing-cycles>59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